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2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fill-color="#00ae00" draw:textarea-vertical-align="middle" draw:auto-grow-height="false" fo:min-height="0.749cm" fo:min-width="0.499cm"/>
    </style:style>
    <style:style style:name="gr4" style:family="graphic" style:parent-style-name="standard">
      <style:graphic-properties svg:stroke-width="0.051cm" svg:stroke-color="#00ffff" draw:marker-start-width="0.279cm" draw:marker-end-width="0.279cm" draw:fill="bitmap" draw:fill-color="#cfe7e5" draw:fill-gradient-name="Gradient_20_1" draw:fill-image-name="Empty" draw:opacity="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family="FreeMono" style:font-family-generic="modern" style:font-pitch="fixed" fo:font-size="9pt" style:font-size-asian="9pt" style:font-size-complex="9pt"/>
    </style:style>
    <style:style style:name="P4" style:family="paragraph">
      <style:paragraph-properties fo:text-align="center"/>
      <style:text-properties fo:font-family="FreeMono" style:font-family-generic="modern" style:font-pitch="fixed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6.477cm" svg:height="5.461cm" svg:x="9.128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02cm" svg:height="3.429cm" svg:x="10.398cm" svg:y="2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.429cm" svg:height="3.429cm" svg:x="10.398cm" svg:y="2.778cm">
          <text:p/>
          <draw:enhanced-geometry draw:glue-point-type="segments" draw:type="mso-spt100" draw:modifiers="-90 135.28483326872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3.302cm" svg:height="3.429cm" svg:x="10.39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6.217cm" svg:height="0.607cm" svg:x="2.276cm" svg:y="4.076cm">
          <draw:text-box>
            <text:p text:style-name="P2">Programs that may produces type errors</text:p>
          </draw:text-box>
        </draw:frame>
        <draw:frame draw:style-name="gr6" draw:text-style-name="P2" draw:layer="layout" svg:width="5.527cm" svg:height="0.607cm" svg:x="2.27cm" svg:y="4.683cm">
          <draw:text-box>
            <text:p text:style-name="P2">Programs that produces type errors</text:p>
          </draw:text-box>
        </draw:frame>
        <draw:frame draw:style-name="gr6" draw:text-style-name="P2" draw:layer="layout" svg:width="6.416cm" svg:height="0.607cm" svg:x="2.204cm" svg:y="3.413cm">
          <draw:text-box>
            <text:p text:style-name="P2">Program that cannot produces type errors</text:p>
          </draw:text-box>
        </draw:frame>
        <draw:frame draw:style-name="gr7" draw:text-style-name="P3" draw:layer="layout" svg:width="2.788cm" svg:height="0.569cm" svg:x="9.134cm" svg:y="8.239cm">
          <draw:text-box>
            <text:p text:style-name="P3">(+ 1 (read))</text:p>
          </draw:text-box>
        </draw:frame>
        <draw:custom-shape draw:style-name="gr8" draw:text-style-name="P4" draw:layer="layout" svg:width="0.381cm" svg:height="0.381cm" svg:x="1.889cm" svg:y="5.44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55cm" svg:height="1.205cm" svg:x="13.007cm" svg:y="7.985cm">
          <draw:text-box>
            <text:p text:style-name="P3">(if (&lt; (read) 0)</text:p>
            <text:p text:style-name="P3"><text:s text:c="4"/>(+ 1 “neg”)</text:p>
            <text:p text:style-name="P3"><text:s text:c="4"/>“pos”)</text:p>
          </draw:text-box>
        </draw:frame>
        <draw:frame draw:style-name="gr5" draw:text-style-name="P2" draw:layer="layout" svg:width="3.271cm" svg:height="0.607cm" svg:x="2.301cm" svg:y="5.318cm">
          <draw:text-box>
            <text:p text:style-name="P2">Accepted programs</text:p>
          </draw:text-box>
        </draw:frame>
        <draw:custom-shape draw:style-name="gr9" draw:text-style-name="P4" draw:layer="layout" svg:width="0.381cm" svg:height="0.381cm" svg:x="1.889cm" svg:y="4.8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381cm" svg:height="0.381cm" svg:x="1.889cm" svg:y="4.1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0.381cm" svg:x="1.889cm" svg:y="3.54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0.525cm" svg:y1="8.239cm" svg:x2="11.922cm" svg:y2="5.445cm">
          <text:p/>
        </draw:line>
        <draw:line draw:style-name="gr12" draw:text-style-name="P4" draw:layer="layout" svg:x1="14.843cm" svg:y1="7.985cm" svg:x2="12.938cm" svg:y2="4.429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6T15:23:36</meta:creation-date>
    <dc:date>2012-05-06T15:43:44</dc:date>
    <meta:editing-duration>PT20M8S</meta:editing-duration>
    <meta:editing-cycles>3</meta:editing-cycles>
    <meta:generator>LibreOffice/3.4$Linux LibreOffice_project/340m1$Build-402</meta:generator>
    <meta:document-statistic meta:object-count="16"/>
  </office:meta>
</office:document-meta>
</file>